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ANI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VERSIONES DELMA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DINA ALCANTARA, SAUL ISMA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NDOVAL IBERICO, FELIX ARTU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063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16:4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